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FindMethod.PropFindMethod( String uri , DavPropertyNameSet propNameSet , int 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Find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FindMethod.PropFindMetho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Find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FindMethod.PropFindMethod( String uri , int propfindType , int 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FindMethod.PropFindMethod( String uri , int propfindType , DavPropertyNameSet propNameSet , int dep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